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ub>
        <mi>W</mi>
        <mi>T</mi>
      </msub>
      <mo stretchy="false">=</mo>
      <mrow>
        <msub>
          <mi>W</mi>
          <mi>s</mi>
        </msub>
        <mo stretchy="false">+</mo>
        <msub>
          <mi>W</mi>
          <mi>b</mi>
        </msub>
      </mrow>
    </mrow>
    <annotation encoding="StarMath 5.0">W_T=W_s+W_b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3-03-21T15:27:05.250119855</meta:creation-date>
    <dc:date>2023-03-21T15:32:02.885382628</dc:date>
    <dc:creator>Bruno Vellutini</dc:creator>
    <meta:editing-duration>PT4M57S</meta:editing-duration>
    <meta:editing-cycles>2</meta:editing-cycles>
    <meta:generator>LibreOffice/7.5.1.2$Linux_X86_64 LibreOffice_project/fcbaee479e84c6cd81291587d2ee68cba099e129</meta:generator>
  </office:meta>
</office:document-meta>
</file>